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dc3e" officeooo:paragraph-rsid="0018dc3e"/>
    </style:style>
    <style:style style:name="P2" style:family="paragraph" style:parent-style-name="Standard">
      <style:paragraph-properties fo:text-align="start" style:justify-single-word="false"/>
      <style:text-properties officeooo:rsid="0018dc3e" officeooo:paragraph-rsid="0018dc3e"/>
    </style:style>
    <style:style style:name="P3" style:family="paragraph" style:parent-style-name="Standard">
      <style:paragraph-properties fo:margin-top="0.1189in" fo:margin-bottom="0.1189in" style:contextual-spacing="false" fo:text-align="start" style:justify-single-word="false"/>
      <style:text-properties officeooo:rsid="0018dc3e" officeooo:paragraph-rsid="0018dc3e"/>
    </style:style>
    <style:style style:name="T1" style:family="text">
      <style:text-properties officeooo:rsid="001b9f27"/>
    </style:style>
    <style:style style:name="T2" style:family="text">
      <style:text-properties officeooo:rsid="001bb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Project Ideas</text:p>
      <text:p text:style-name="P1"/>
      <text:p text:style-name="P2">- This document outlines new project ideas if current project is to be finished prior to internship ending</text:p>
      <text:p text:style-name="P2"/>
      <text:p text:style-name="P3">- Have drone maneuver inside a building. Go through doors and evade objects in the way. Allow drone to scan for specific things whilst inside the building. <text:span text:style-name="T1">T</text:span>his would allow me to get introduced to sensors with a drone and complete a full autonomous mission.</text:p>
      <text:p text:style-name="P3">- Fly drone with the remote. Allow to gain hands on experience with maneuvering drones.</text:p>
      <text:p text:style-name="P3">- If lab is struggling with some sort of sensor placement or camera placement, cad model an attachment that could be placed on the drone to place sensor/camera on. Use 3D printer inside of lab. Would have to learn solid works for this but should not take longer than a week to do so.</text:p>
      <text:p text:style-name="P3">- Though this may not be an issue, create something that prevents for drone to experience turbulence when flying through wind. Could implement aerospace knowledge to this project. <text:span text:style-name="T2">Would cad model vertical stabilizers for drones inside lab</text:span></text:p>
      <text:p text:style-name="P3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2:26:44.136956874</meta:creation-date>
    <dc:date>2024-06-13T12:56:28.748969263</dc:date>
    <meta:editing-duration>PT19M3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73" meta:character-count="990" meta:non-whitespace-character-count="823"/>
  </office:meta>
</office:document-meta>
</file>